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erif CJK JP" svg:font-family="'Noto Serif CJK JP', 游明朝, IPAex明朝, 'ＭＳ 明朝'" style:font-family-generic="roman"/>
    <style:font-face style:name="Lucida Sans1" svg:font-family="'Lucida Sans'" style:font-family-generic="swiss"/>
    <style:font-face style:name="IPAゴシック" svg:font-family="IPAゴシック" style:font-family-generic="modern" style:font-pitch="fixed"/>
    <style:font-face style:name="Liberation Mono" svg:font-family="'Liberation Mono'" style:font-family-generic="modern" style:font-pitch="fixed"/>
    <style:font-face style:name="Noto Serif CJK JP1" svg:font-family="'Noto Serif CJK JP', 游明朝, IPAex明朝, 'ＭＳ 明朝:hwid'" style:font-adornments="標準" style:font-family-generic="roman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ooter">
      <style:text-properties officeooo:rsid="001e896a" officeooo:paragraph-rsid="001e896a"/>
    </style:style>
    <style:style style:name="P2" style:family="paragraph" style:parent-style-name="Header">
      <style:text-properties officeooo:paragraph-rsid="00303a92"/>
    </style:style>
    <style:style style:name="P3" style:family="paragraph" style:parent-style-name="Header">
      <style:paragraph-properties>
        <style:tab-stops>
          <style:tab-stop style:position="8.096cm" style:type="center"/>
          <style:tab-stop style:position="25cm" style:type="right"/>
          <style:tab-stop style:position="30cm" style:type="right"/>
        </style:tab-stops>
      </style:paragraph-properties>
    </style:style>
    <style:style style:name="P4" style:family="paragraph" style:parent-style-name="Title" style:master-page-name="Genko_20_Yoshi_20_A4_20_Landscape">
      <style:paragraph-properties style:page-number="auto"/>
    </style:style>
    <style:style style:name="P5" style:family="paragraph" style:parent-style-name="Footer">
      <style:text-properties officeooo:rsid="00551ca7" officeooo:paragraph-rsid="00551ca7"/>
    </style:style>
    <style:style style:name="P6" style:family="paragraph" style:parent-style-name="Footer">
      <style:text-properties officeooo:rsid="00569279" officeooo:paragraph-rsid="00569279"/>
    </style:style>
    <style:style style:name="P7" style:family="paragraph" style:parent-style-name="Footer">
      <style:text-properties officeooo:rsid="005835bb" officeooo:paragraph-rsid="005835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erif CJK JP" svg:font-family="'Noto Serif CJK JP', 游明朝, IPAex明朝, 'ＭＳ 明朝'" style:font-family-generic="roman"/>
    <style:font-face style:name="Lucida Sans1" svg:font-family="'Lucida Sans'" style:font-family-generic="swiss"/>
    <style:font-face style:name="IPAゴシック" svg:font-family="IPAゴシック" style:font-family-generic="modern" style:font-pitch="fixed"/>
    <style:font-face style:name="Liberation Mono" svg:font-family="'Liberation Mono'" style:font-family-generic="modern" style:font-pitch="fixed"/>
    <style:font-face style:name="Noto Serif CJK JP1" svg:font-family="'Noto Serif CJK JP', 游明朝, IPAex明朝, 'ＭＳ 明朝:hwid'" style:font-adornments="標準" style:font-family-generic="roman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JP" fo:font-size="16pt" fo:language="en" fo:country="US" style:letter-kerning="true" style:font-name-asian="Noto Serif CJK JP" style:font-size-asian="16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JP" fo:font-size="16pt" fo:language="en" fo:country="US" style:letter-kerning="true" style:font-name-asian="Noto Serif CJK JP" style:font-size-asian="16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text-autospace="none" style:line-break="normal" style:vertical-align="baseline">
        <style:tab-stops/>
      </style:paragraph-properties>
      <style:text-properties style:font-name="Noto Serif CJK JP1" fo:font-family="'Noto Serif CJK JP', 游明朝, IPAex明朝, 'ＭＳ 明朝:hwid'" style:font-style-name="標準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.801cm" fo:margin-bottom="0.801cm" loext:contextual-spacing="false" fo:orphans="2" fo:widows="2" style:page-number="auto" fo:keep-with-next="always">
        <style:tab-stops/>
      </style:paragraph-properties>
      <style:text-properties style:font-name="Noto Serif CJK JP" fo:font-family="'Noto Serif CJK JP', 游明朝, IPAex明朝, 'ＭＳ 明朝'" style:font-family-generic="roman" fo:font-size="16pt" style:font-name-asian="Noto Serif CJK JP" style:font-family-asian="'Noto Serif CJK JP', 游明朝, IPAex明朝, 'ＭＳ 明朝'" style:font-family-generic-asian="roman" style:font-size-asian="16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indent="0cm" style:auto-text-indent="true" style:page-number="auto">
        <style:tab-stops/>
      </style:paragraph-properties>
    </style:style>
    <style:style style:name="List" style:family="paragraph" style:parent-style-name="Text_20_body" style:class="list">
      <style:text-properties style:font-name="Noto Serif CJK JP" fo:font-family="'Noto Serif CJK JP', 游明朝, IPAex明朝, 'ＭＳ 明朝'" style:font-family-generic="roman" style:font-name-asian="Noto Serif CJK JP" style:font-family-asian="'Noto Serif CJK JP', 游明朝, IPAex明朝, 'ＭＳ 明朝'" style:font-family-generic-asian="roman" style:font-size-asian="16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erif CJK JP" fo:font-family="'Noto Serif CJK JP', 游明朝, IPAex明朝, 'ＭＳ 明朝'" style:font-family-generic="roman" fo:font-size="8pt" fo:font-style="normal" style:font-name-asian="Noto Serif CJK JP" style:font-family-asian="'Noto Serif CJK JP', 游明朝, IPAex明朝, 'ＭＳ 明朝'" style:font-family-generic-asian="roman" style:font-size-asian="8pt" style:font-style-asian="normal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9.7cm" style:type="right"/>
          <style:tab-stop style:position="12.501cm" style:type="center"/>
          <style:tab-stop style:position="15cm" style:type="center"/>
          <style:tab-stop style:position="16.2cm" style:type="right"/>
          <style:tab-stop style:position="19.5cm" style:type="right"/>
          <style:tab-stop style:position="25cm" style:type="right"/>
          <style:tab-stop style:position="30.2cm" style:type="right"/>
        </style:tab-stops>
      </style:paragraph-properties>
      <style:text-properties fo:font-size="8pt" style:font-size-asian="8pt"/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Signature" style:family="paragraph" style:parent-style-name="Standard" style:next-style-name="Text_20_body" style:class="text" style:master-page-name="">
      <loext:graphic-properties draw:fill="none" draw:fill-color="#729fcf"/>
      <style:paragraph-properties fo:margin-left="0cm" fo:margin-right="0.9cm" fo:text-align="end" style:justify-single-word="false" fo:orphans="0" fo:widows="0" fo:text-indent="0cm" style:auto-text-indent="false" style:page-number="auto" fo:background-color="transparent" text:number-lines="true" text:line-number="0" style:text-autospace="none" style:line-break="normal">
        <style:tab-stops/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Title" style:family="paragraph" style:parent-style-name="Heading" style:next-style-name="Signature" style:class="chapter" style:master-page-name="">
      <loext:graphic-properties draw:fill="none" draw:fill-color="#729fcf"/>
      <style:paragraph-properties fo:margin-left="2.3cm" fo:margin-right="0cm" fo:margin-top="0cm" fo:margin-bottom="0cm" loext:contextual-spacing="false" fo:orphans="0" fo:widows="0" fo:text-indent="0cm" style:auto-text-indent="false" style:page-number="auto" fo:background-color="transparent" fo:keep-with-next="auto" style:text-autospace="none" style:line-break="normal" style:vertical-align="baselin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801cm" fo:margin-bottom="0.801cm" loext:contextual-spacing="false" fo:orphans="2" fo:widows="2" fo:text-indent="1.6cm" style:auto-text-indent="false" style:page-number="auto" fo:background-color="transparent" fo:keep-with-next="always" style:text-autospace="none" style:line-break="normal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2.401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3.2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text-indent="3.2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3.2cm" style:auto-text-indent="false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left="0cm" fo:margin-right="0cm" fo:text-indent="3.2cm" style:auto-text-indent="false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left="0cm" fo:margin-right="0cm" fo:text-indent="3.2cm" style:auto-text-indent="false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left="0cm" fo:margin-right="0cm" fo:text-indent="3.2cm" style:auto-text-indent="false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left="0cm" fo:margin-right="0cm" fo:text-indent="3.2cm" style:auto-text-indent="false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left="0cm" fo:margin-right="0cm" fo:text-indent="3.2cm" style:auto-text-indent="false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会話文" style:family="paragraph" style:parent-style-name="Standard">
      <style:paragraph-properties fo:margin-left="0.801cm" fo:margin-right="0cm" fo:text-indent="-0.801cm" style:auto-text-indent="false">
        <style:tab-stops/>
      </style:paragraph-properties>
    </style:style>
    <style:style style:name="Quotations" style:family="paragraph" style:parent-style-name="Standard" style:class="html">
      <style:paragraph-properties fo:margin-left="1.6cm" fo:margin-right="0cm" fo:margin-top="0.801cm" fo:margin-bottom="0.801cm" loext:contextual-spacing="false" fo:text-indent="0.801cm" style:auto-text-indent="false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/>
    </style:style>
    <style:style style:name="Footer_20_left" style:display-name="Footer left" style:family="paragraph" style:parent-style-name="Footer" style:class="extra">
      <style:paragraph-properties text:number-lines="false" text:line-number="0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3.2cm" fo:margin-right="3.2cm" fo:margin-top="0cm" fo:margin-bottom="0.801cm" loext:contextual-spacing="false" fo:text-align="center" style:justify-single-word="false" fo:text-indent="0cm" style:auto-text-indent="false" style:page-number="auto" fo:padding="0cm" fo:border-left="0.99pt solid #000000" fo:border-right="none" fo:border-top="none" fo:border-bottom="none" text:number-lines="true" text:line-number="0" style:join-border="false">
        <style:tab-stops/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IPAゴシック" style:font-family-asian="IPAゴシック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/>
    <style:style style:name="Numbering_20_Symbols" style:display-name="Numbering Symbols" style:family="text">
      <style:text-properties style:font-name="Noto Serif CJK JP1" fo:font-family="'Noto Serif CJK JP', 游明朝, IPAex明朝, 'ＭＳ 明朝:hwid'" style:font-style-name="標準" style:font-family-generic="roman" style:font-pitch="variable"/>
    </style:style>
    <style:style style:name="Citation" style:family="text"/>
    <style:style style:name="Emphasis" style:family="text">
      <style:text-properties style:font-name="Noto Serif CJK JP1" fo:font-family="'Noto Serif CJK JP', 游明朝, IPAex明朝, 'ＭＳ 明朝:hwid'" style:font-style-name="標準" style:font-family-generic="roman" style:font-pitch="variable" style:text-emphasize="disc above"/>
    </style:style>
    <style:style style:name="Strong_20_Emphasis" style:display-name="Strong Emphasis" style:family="text">
      <style:text-properties style:text-underline-style="solid" style:text-underline-type="double" style:text-underline-width="auto" style:text-underline-color="font-color"/>
    </style:style>
    <style:style style:name="Page_20_Number" style:display-name="Page Number" style:family="text">
      <style:text-properties fo:font-size="8pt" style:font-size-asian="8pt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style:font-name="Noto Serif CJK JP1" fo:font-family="'Noto Serif CJK JP', 游明朝, IPAex明朝, 'ＭＳ 明朝:hwid'" style:font-style-name="標準" style:font-family-generic="roman" style:font-pitch="variable" fo:font-size="7pt" style:text-underline-style="none" style:font-size-asian="7pt" style:font-size-complex="6pt" style:text-emphasize="none"/>
    </style:style>
    <style:style style:name="Line_20_numbering" style:display-name="Line numbering" style:family="text">
      <style:text-properties fo:font-size="8pt" style:font-size-asian="8pt" style:text-rotation-angle="270" style:text-rotation-scale="line-heigh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nothing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nothing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nothing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nothing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nothing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OpenSymbol" style:font-charset="x-symbol"/>
      </text:list-level-style-bullet>
    </text:list-style>
    <text:list-style style:name="Bullet">
      <text:list-level-style-bullet text:level="1" text:style-name="Bullet_20_Symbols" text:bullet-char="●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nothing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nothing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nothing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nothing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nothing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OpenSymbol" style:font-charset="x-symbol"/>
      </text:list-level-style-bullet>
    </text:list-style>
    <text:list-style style:name="Numbering_20_一二三" style:display-name="Numbering 一二三">
      <text:list-level-style-number text:level="1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suffix="．" style:num-format="一, 二, 三, ...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style:num-format="1" text:number-position="left" text:increment="1"/>
  </office:styles>
  <office:automatic-styles>
    <style:style style:name="MP1" style:family="paragraph" style:parent-style-name="Footer">
      <style:text-properties officeooo:rsid="001e896a" officeooo:paragraph-rsid="001e896a"/>
    </style:style>
    <style:style style:name="MP2" style:family="paragraph" style:parent-style-name="Header">
      <style:text-properties officeooo:paragraph-rsid="00303a92"/>
    </style:style>
    <style:style style:name="MP3" style:family="paragraph" style:parent-style-name="Footer">
      <style:text-properties officeooo:rsid="00569279" officeooo:paragraph-rsid="00569279"/>
    </style:style>
    <style:style style:name="MP4" style:family="paragraph" style:parent-style-name="Header">
      <style:paragraph-properties>
        <style:tab-stops>
          <style:tab-stop style:position="8.096cm" style:type="center"/>
          <style:tab-stop style:position="25cm" style:type="right"/>
          <style:tab-stop style:position="30cm" style:type="right"/>
        </style:tab-stops>
      </style:paragraph-properties>
    </style:style>
    <style:style style:name="MP5" style:family="paragraph" style:parent-style-name="Footer">
      <style:text-properties officeooo:rsid="00551ca7" officeooo:paragraph-rsid="00551ca7"/>
    </style:style>
    <style:style style:name="MP6" style:family="paragraph" style:parent-style-name="Footer">
      <style:text-properties officeooo:rsid="005835bb" officeooo:paragraph-rsid="005835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1.199cm" fo:margin-left="2.401cm" fo:margin-right="2.401cm" style:writing-mode="tb-rl" style:layout-grid-color="#ffaa95" style:layout-grid-lines="20" style:layout-grid-base-height="0.811cm" style:layout-grid-ruby-height="0.388cm" style:layout-grid-mode="both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6.4cm" fo:page-height="25.7cm" style:num-format="1" style:print-orientation="landscape" fo:margin-top="2.6cm" fo:margin-bottom="1.6cm" fo:margin-left="3.099cm" fo:margin-right="3.099cm" style:writing-mode="tb-rl" style:layout-grid-color="#ffaa95" style:layout-grid-lines="20" style:layout-grid-base-height="1.023cm" style:layout-grid-ruby-height="0.459cm" style:layout-grid-mode="both" style:layout-grid-ruby-below="false" style:layout-grid-print="true" style:layout-grid-display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1.7cm" fo:margin-left="2.401cm" fo:margin-right="2.401cm" style:writing-mode="lr-tb" style:layout-grid-color="#afd095" style:layout-grid-lines="21" style:layout-grid-base-height="0.776cm" style:layout-grid-ruby-height="0.459cm" style:layout-grid-mode="both" style:layout-grid-ruby-below="false" style:layout-grid-print="true" style:layout-grid-display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5.7cm" fo:page-height="36.4cm" style:num-format="1" style:print-orientation="portrait" fo:margin-top="2.6cm" fo:margin-bottom="1.6cm" fo:margin-left="3.099cm" fo:margin-right="3.099cm" style:writing-mode="lr-tb" style:layout-grid-color="#afd095" style:layout-grid-lines="21" style:layout-grid-base-height="0.953cm" style:layout-grid-ruby-height="0.564cm" style:layout-grid-mode="both" style:layout-grid-ruby-below="false" style:layout-grid-print="true" style:layout-grid-display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Genko_20_Yoshi_20_A4_20_Landscape" style:display-name="Genko Yoshi A4 Landscape" style:page-layout-name="Mpm2">
      <style:header>
        <text:p text:style-name="Header"/>
      </style:header>
      <style:footer>
        <text:p text:style-name="MP1">20x20<text:tab/><text:tab/><text:tab/></text:p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Genko_20_Yoshi_20_B4_28_JIS_29__20_Landscape" style:display-name="Genko Yoshi B4(JIS) Landscape" style:page-layout-name="Mpm9">
      <style:header>
        <text:p text:style-name="MP2"/>
      </style:header>
      <style:footer>
        <text:p text:style-name="MP3">20x20</text:p>
      </style:footer>
    </style:master-page>
    <style:master-page style:name="Genko_20_Yoshi_20_A4_20_Portrait" style:display-name="Genko Yoshi A4 Portrait" style:page-layout-name="Mpm10">
      <style:header>
        <text:p text:style-name="MP4"/>
      </style:header>
      <style:footer>
        <text:p text:style-name="MP5">20x20</text:p>
      </style:footer>
    </style:master-page>
    <style:master-page style:name="Genko_20_Yoshi_20_B4_28_JIS_29__20_Portrait" style:display-name="Genko Yoshi B4(JIS) Portrait" style:page-layout-name="Mpm11">
      <style:header>
        <text:p text:style-name="Header"/>
      </style:header>
      <style:footer>
        <text:p text:style-name="MP6">20x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4T17:39:14.310000000</meta:creation-date>
    <meta:editing-duration>PT1S</meta:editing-duration>
    <meta:editing-cycles>2</meta:editing-cycles>
    <meta:generator>LibreOffice/6.4.4.2$Windows_X86_64 LibreOffice_project/3d775be2011f3886db32dfd395a6a6d1ca2630ff</meta:generator>
    <meta:initial-creator>Nogata Jun</meta:initial-creator>
    <dc:date>2020-06-24T17:39:24.780000000</dc:date>
    <dc:creator>Nogata Jun</dc:creator>
    <meta:document-statistic meta:table-count="0" meta:image-count="0" meta:object-count="0" meta:page-count="1" meta:paragraph-count="4" meta:word-count="4" meta:character-count="23" meta:non-whitespace-character-count="20"/>
  </office:meta>
</office:document-meta>
</file>